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1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float[&gt;0.0f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office:value-type="string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office:value-type="string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[.D14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4]; &quot;} trait that is a {quality of} a {whole plant} that has at least one {&quot;; [.E14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[.D15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5]; &quot;} trait that is a {quality of} a {whole plant} that has at least one {&quot;; [.E15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6]; &quot;} trait that is a {quality of} a {whole plant} that has at least one {&quot;; [.E16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7]; &quot;} trait that is a {quality of} a {whole plant} that has at least one {&quot;; [.E17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19]; &quot;} trait that is a {quality of} a {whole plant} that has at least one {&quot;; [.E19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1]; &quot;} trait that is a {quality of} a {whole plant} that has at least one {&quot;; [.E21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6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6" office:value-type="string" calcext:value-type="string">
            <text:p>'reproductive structure'</text:p>
          </table:table-cell>
          <table:table-cell table:style-name="ce3" table:formula="of:=CONCATENATE(&quot;A {&quot;; [.D26]; &quot;} trait that is a {quality of} a {whole plant} that has at least one {&quot;; [.E26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7]; &quot; presence&quot;; &quot;s present&quot;)" office:value-type="string" office:string-value="'flower buds present'" calcext:value-type="string">
            <text:p>'flower buds present'</text:p>
          </table:table-cell>
          <table:table-cell office:value-type="string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27]; &quot;} trait that is a {quality of} a {whole plant} that has at least one {&quot;; [.E27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dormant flower buds present'" calcext:value-type="string">
            <text:p>'dormant flower buds present'</text:p>
          </table:table-cell>
          <table:table-cell table:formula="of:=SUBSTITUTE([.E28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6" office:value-type="string" calcext:value-type="string">
            <text:p>'dormant flower bud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dormant flower bud presence'} trait that is a {quality of} a {whole plant} that has at least one {'dormant flower bud'}." calcext:value-type="string">
            <text:p>A {'dormant flower bud presence'} trait that is a {quality of} a {whole plant} that has at least one {'dormant flower bud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flower bud presence' AND 'has quality measurement' SOME (&#10;    'measurement datum' AND (&#10;        ('lower count' SOME xsd:integer[&gt;0]) OR&#10;        ('lower percent' SOME xsd:float[&gt;0.0f])&#10;    )&#10;)" calcext:value-type="string">
            <text:p>'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dormant flower bud'&#10;) AND 'towards' SOME (&#10;    'plant structure' AND 'has part' SOME 'dormant flower bud'&#10;)" calcext:value-type="string">
            <text:p>'plant structure presence' THAT 'quality of' SOME (</text:p>
            <text:p>    'whole plant' THAT 'has part' SOME 'dormant flower bud'</text:p>
            <text:p>) AND 'towards' SOME (</text:p>
            <text:p>    'plant structure' AND 'has part' SOME 'dormant 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non-dormant flower buds present'" calcext:value-type="string">
            <text:p>'non-dormant flower buds present'</text:p>
          </table:table-cell>
          <table:table-cell table:formula="of:=SUBSTITUTE([.E29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6" office:value-type="string" calcext:value-type="string">
            <text:p>'non-dormant flower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non-dormant flower bud presence'} trait that is a {quality of} a {whole plant} that has at least one {'non-dormant flower bud'}." calcext:value-type="string">
            <text:p>A {'non-dormant flower bud presence'} trait that is a {quality of} a {whole plant} that has at least one {'non-dormant flower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non-dormant flower bud'&#10;) AND 'towards' SOME (&#10;    'plant structure' AND 'has part' SOME 'non-dormant flower bud'&#10;)" calcext:value-type="string">
            <text:p>'plant structure presence' THAT 'quality of' SOME (</text:p>
            <text:p>    'whole plant' THAT 'has part' SOME 'non-dormant flower bud'</text:p>
            <text:p>) AND 'towards' SOME (</text:p>
            <text:p>    'plant structure' AND 'has part' SOME 'non-dormant flower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office:value-type="string" calcext:value-type="string">
            <text:p>'non-dormant flower buds or fresh flowers present'</text:p>
          </table:table-cell>
          <table:table-cell table:formula="of:=SUBSTITUTE([.E30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6" office:value-type="string" calcext:value-type="string">
            <text:p>'non-dormant flower bud or fresh flower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dormant flower bud or fresh flower presence'} trait that is a {quality of} a {whole plant} that has at least one {'non-dormant flower bud or fresh flower'}." calcext:value-type="string">
            <text:p>A {'non-dormant flower bud or fresh flower presence'} trait that is a {quality of} a {whole plant} that has at least one {'non-dormant flower bud or fresh flower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non-dormant flower bud or fresh flower'&#10;) AND 'towards' SOME (&#10;    'plant structure' AND 'has part' SOME 'non-dormant flower bud or fresh flower'&#10;)" calcext:value-type="string">
            <text:p>'plant structure presence' THAT 'quality of' SOME (</text:p>
            <text:p>    'whole plant' THAT 'has part' SOME 'non-dormant flower bud or fresh flower'</text:p>
            <text:p>) AND 'towards' SOME (</text:p>
            <text:p>    'plant structure' AND 'has part' SOME 'non-dormant flower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flowers present'" calcext:value-type="string">
            <text:p>'flowers present'</text:p>
          </table:table-cell>
          <table:table-cell office:value-type="string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2]; &quot;'&quot;; &quot; presence'&quot;; 2)" office:value-type="string" office:string-value="'fresh flower presence'" calcext:value-type="string">
            <text:p>'fresh flower presence'</text:p>
          </table:table-cell>
          <table:table-cell table:style-name="ce6" office:value-type="string" calcext:value-type="string">
            <text:p>'fresh flower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33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6" office:value-type="string" calcext:value-type="string">
            <text:p>'fresh flower head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fresh flower head presence'} trait that is a {quality of} a {whole plant} that has at least one {'fresh flower head'}." calcext:value-type="string">
            <text:p>An {'fresh flower head presence'} trait that is a {quality of} a {whole plant} that has at least one {'fresh flower hea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34]; &quot;'&quot;; &quot; presence'&quot;; 2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open flower presence'} trait that is a {quality of} a {whole plant} that has at least one {'open flower'}." calcext:value-type="string">
            <text:p>A {'open flower presence'} trait that is a {quality of} a {whole plant} that has at least one {'open flower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35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36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6" office:value-type="string" calcext:value-type="string">
            <text:p>'ripening fruit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37]; &quot;'&quot;; &quot; presence'&quot;; 2)" office:value-type="string" office:string-value="'unripe fruit presence'" calcext:value-type="string">
            <text:p>'unripe fruit presence'</text:p>
          </table:table-cell>
          <table:table-cell table:style-name="ce6" office:value-type="string" calcext:value-type="string">
            <text:p>'unripe fruit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unripe fruit presence'} trait that is a {quality of} a {whole plant} that has at least one {'unripe fruit'}." calcext:value-type="string">
            <text:p>A {'unripe fruit presence'} trait that is a {quality of} a {whole plant} that has at least one {'unripe fruit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style-name="ce3" table:formula="of:=SUBSTITUTE([.D39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39]; &quot;} trait that is a {quality of} a {whole plant} that has at least one cone {$&quot;; [.E39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style-name="ce3" table:formula="of:=SUBSTITUTE([.D40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40]; &quot;} trait that is a {quality of} a {whole plant} that has at least one pollen cone {$&quot;; [.E40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style-name="ce3" table:formula="of:=SUBSTITUTE([.D41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4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style-name="ce3" table:formula="of:=SUBSTITUTE([.D42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4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style-name="ce3" table:formula="of:=SUBSTITUTE([.D43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4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style-name="ce3" table:formula="of:=SUBSTITUTE([.D44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style-name="ce3" table:formula="of:=SUBSTITUTE([.D45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4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style-name="ce3" table:formula="of:=SUBSTITUTE([.D46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4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46]; &quot;} trait that is a {quality of} a {whole plant} that has at least one {&quot;; [.E46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style-name="ce3" table:formula="of:=SUBSTITUTE([.D47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4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47]; &quot;} trait that is a {quality of} a {whole plant} that has at least one {&quot;; [.E47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style-name="ce3" table:formula="of:=SUBSTITUTE([.D48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4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48]; &quot;} trait that is a {quality of} a {whole plant} that has at least one {&quot;; [.E48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0]; CHAR(10); &quot;) AND 'towards' SOME &quot;; [.E50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3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1]; CHAR(10); &quot;) AND 'towards' SOME &quot;; [.E51])" office:value-type="string" office:string-value="'abscised plant structure presence' THAT 'quality of' SOME (&#10;    'whole plant' THAT 'abscised' SOME 'ripening fruit'&#10;) AND 'towards' SOME 'ripening fruit'" calcext:value-type="string">
            <text:p>'abscised plant structure presence' THAT 'quality of' SOME (</text:p>
            <text:p>    'whole plant' THAT 'abscised' SOME 'ripening fruit'</text:p>
            <text:p>) AND 'towards' SOME 'ripening fruit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3" office:value-type="string" calcext:value-type="string">
            <text:p>An {abscised cone or seed presence} trait that is a {quality of} a {whole plant} from which at least one {ripening seed cone} has been abscised or removed by an herbivore or that has at least one ripening seed cone that has {abscised} at least one {mature seed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2]; CHAR(10); &quot;) AND 'towards' SOME &quot;; [.E52])" office:value-type="string" office:string-value="'abscised plant structure presence' THAT 'quality of' SOME (&#10;    'whole plant' THAT 'abscised' SOME 'ripening seed cone'&#10;) AND 'towards' SOME 'ripening seed cone'" calcext:value-type="string">
            <text:p>'abscised plant structure presence' THAT 'quality of' SOME (</text:p>
            <text:p>    'whole plant' THAT 'abscised' SOME 'ripening seed cone'</text:p>
            <text:p>) AND 'towards' SOME 'ripening seed cone'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/>
          <table:table-cell table:style-name="Default" table:number-columns-repeated="4"/>
          <table:table-cell table:number-columns-repeated="3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0:46:52.504328027</dc:date>
    <dc:creator>Brian </dc:creator>
    <meta:editing-duration>P16DT16H3M17S</meta:editing-duration>
    <meta:editing-cycles>176</meta:editing-cycles>
    <meta:generator>LibreOffice/5.1.4.2$Linux_X86_64 LibreOffice_project/10m0$Build-2</meta:generator>
    <meta:document-statistic meta:table-count="1" meta:cell-count="375" meta:object-count="0"/>
  </office:meta>
</office:document-meta>
</file>